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4.test_ParameterizedTyp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4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4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Test4.test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4.test_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4.test_ParameterizedTyp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Test4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